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09202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984" calcext:value-type="float">
            <text:p>82.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202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368" calcext:value-type="float">
            <text:p>82.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202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202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202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888" calcext:value-type="float">
            <text:p>82.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202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464" calcext:value-type="float">
            <text:p>82.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202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504" calcext:value-type="float">
            <text:p>82.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202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202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312" calcext:value-type="float">
            <text:p>82.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202</text:p>
          </table:table-cell>
          <table:table-cell office:value-type="string" calcext:value-type="string">
            <text:p>201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202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202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304" calcext:value-type="float">
            <text:p>73.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202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256" calcext:value-type="float">
            <text:p>73.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202</text:p>
          </table:table-cell>
          <table:table-cell office:value-type="string" calcext:value-type="string">
            <text:p>200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202</text:p>
          </table:table-cell>
          <table:table-cell office:value-type="string" calcext:value-type="string">
            <text:p>200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202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202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202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202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202</text:p>
          </table:table-cell>
          <table:table-cell office:value-type="string" calcext:value-type="string">
            <text:p>199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202</text:p>
          </table:table-cell>
          <table:table-cell office:value-type="string" calcext:value-type="string">
            <text:p>199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202</text:p>
          </table:table-cell>
          <table:table-cell office:value-type="string" calcext:value-type="string">
            <text:p>199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202</text:p>
          </table:table-cell>
          <table:table-cell office:value-type="string" calcext:value-type="string">
            <text:p>197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7664" calcext:value-type="float">
            <text:p>71.9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202</text:p>
          </table:table-cell>
          <table:table-cell office:value-type="string" calcext:value-type="string">
            <text:p>196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